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 draw:fill-color="#ffffff" draw:opacity="100%"/>
      <style:paragraph-properties fo:background-color="transparent"/>
    </style:style>
    <style:style style:name="P2" style:family="paragraph" style:parent-style-name="Standard">
      <loext:graphic-properties draw:fill="none" draw:fill-color="#ffffff" draw:opacity="100%"/>
      <style:paragraph-properties fo:background-color="transparent"/>
      <style:text-properties officeooo:paragraph-rsid="00057415"/>
    </style:style>
    <style:style style:name="T1" style:family="text">
      <style:text-properties officeooo:rsid="00046142"/>
    </style:style>
    <style:style style:name="T2" style:family="text">
      <style:text-properties officeooo:rsid="00057415"/>
    </style:style>
    <style:style style:name="T3" style:family="text">
      <style:text-properties officeooo:rsid="0006d5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 SPDX-License-Identifier: MIT … <text:span text:style-name="T1">licensing which is MIT</text:span></text:p>
      <text:p text:style-name="Standard">pragma solidity 0.8.1; // <text:span text:style-name="T1">compiler version of the contract.</text:span></text:p>
      <text:p text:style-name="P1"/>
      <text:p text:style-name="P1">// <text:span text:style-name="T2">destructed imports from LibAppStorage.sol</text:span></text:p>
      <text:p text:style-name="P1">import {AppStorage, SvgLayer, Dimensions} from "../libraries/LibAppStorage.sol";</text:p>
      <text:p text:style-name="P1"/>
      <text:p text:style-name="P1">// <text:span text:style-name="T2">imports from <text:s/>LibAavegochi.sol</text:span></text:p>
      <text:p text:style-name="P1">import {LibAavegotchi, PortalAavegotchiTraitsIO, EQUIPPED_WEARABLE_SLOTS, PORTAL_AAVEGOTCHIS_NUM, NUMERIC_TRAITS_NUM} from "../libraries/LibAavegotchi.sol";</text:p>
      <text:p text:style-name="P1"/>
      <text:p text:style-name="P1">// <text:span text:style-name="T2">imports from LibItems.sol</text:span></text:p>
      <text:p text:style-name="P1">import {LibItems} from "../libraries/LibItems.sol";</text:p>
      <text:p text:style-name="P1"/>
      <text:p text:style-name="P2">// <text:span text:style-name="T2">more destructed imports from <text:s/>LibAppStorage.sol</text:span></text:p>
      <text:p text:style-name="P1">import {Modifiers, ItemType} from "../libraries/LibAppStorage.sol";</text:p>
      <text:p text:style-name="P1"/>
      <text:p text:style-name="P1">// <text:span text:style-name="T2">imports from LibSvg.sol</text:span></text:p>
      <text:p text:style-name="P1">import {LibSvg} from "../libraries/LibSvg.sol";</text:p>
      <text:p text:style-name="P1"/>
      <text:p text:style-name="P2">// <text:span text:style-name="T2">import from <text:s/>LibStrings.sol</text:span></text:p>
      <text:p text:style-name="P1">import {LibStrings} from "../../shared/libraries/LibStrings.sol";</text:p>
      <text:p text:style-name="P1"/>
      <text:p text:style-name="P1">contract SvgFacet is Modifiers { // <text:span text:style-name="T3">here we have a contract “ SvgFacet” which is inherited from the contract “Modifiers”</text:span></text:p>
      <text:p text:style-name="P1"/>
      <text:p text:style-name="P1">// <text:span text:style-name="T3">Below are functions that doesn’t make change to the blockchain ie “Read functions”</text:span></text:p>
      <text:p text:style-name="P1"><text:s text:c="4"/>/***********************************|</text:p>
      <text:p text:style-name="P1"><text:s text:c="3"/>| <text:s text:c="12"/>Read Functions <text:s text:c="8"/>|</text:p>
      <text:p text:style-name="P1"><text:s text:c="3"/>|__________________________________*/</text:p>
      <text:p text:style-name="P1"/>
      <text:p text:style-name="P1"><text:s text:c="4"/>///@notice Given an aavegotchi token id, return the combined SVG of its layers and its wearables</text:p>
      <text:p text:style-name="P1"><text:s text:c="4"/>///@param _tokenId the identifier of the token to query</text:p>
      <text:p text:style-name="P1"><text:s text:c="4"/>///@return ag_ The final svg which contains the combined SVG of its layers and its wearables</text:p>
      <text:p text:style-name="P1"/>
      <text:p text:style-name="P1"><text:s text:c="4"/>function getAavegotchiSvg(uint256 _tokenId) public view returns (string memory ag_) {</text:p>
      <text:p text:style-name="P1"><text:s text:c="8"/>require(s.aavegotchis[_tokenId].owner != address(0), "SvgFacet: _tokenId does not exist");</text:p>
      <text:p text:style-name="P1"/>
      <text:p text:style-name="P1"><text:s/>bytes memory svg;</text:p>
      <text:p text:style-name="P1"><text:s text:c="8"/>uint8 status = s.aavegotchis[_tokenId].status;</text:p>
      <text:p text:style-name="P1"><text:s text:c="8"/>uint256 hauntId = s.aavegotchis[_tokenId].hauntId;</text:p>
      <text:p text:style-name="P1"><text:s text:c="8"/>if (status == LibAavegotchi.STATUS_CLOSED_PORTAL) {</text:p>
      <text:p text:style-name="P1"><text:s text:c="12"/>// sealed closed portal</text:p>
      <text:p text:style-name="P1"><text:s text:c="12"/>svg = LibSvg.getSvg("portal-closed", hauntId);</text:p>
      <text:p text:style-name="P1"><text:s text:c="8"/>} else if (status == LibAavegotchi.STATUS_OPEN_PORTAL) {</text:p>
      <text:p text:style-name="P1"><text:s text:c="12"/>// open portal</text:p>
      <text:p text:style-name="P1"><text:s text:c="12"/>svg = LibSvg.getSvg("portal-open", hauntId);</text:p>
      <text:p text:style-name="P1"><text:s text:c="8"/>} else if (status == LibAavegotchi.STATUS_AAVEGOTCHI) {</text:p>
      <text:p text:style-name="P1"><text:s text:c="12"/>address collateralType = s.aavegotchis[_tokenId].collateralType;</text:p>
      <text:p text:style-name="P1"><text:soft-page-break/><text:s text:c="12"/>svg = getAavegotchiSvgLayers(collateralType, s.aavegotchis[_tokenId].numericTraits, _tokenId, hauntId);</text:p>
      <text:p text:style-name="P1"><text:s text:c="8"/>}</text:p>
      <text:p text:style-name="P1"><text:s text:c="8"/>ag_ = string(abi.encodePacked('&lt;svg xmlns="http://www.w3.org/2000/svg" viewBox="0 0 64 64"&gt;', svg, "&lt;/svg&gt;"));</text:p>
      <text:p text:style-name="P1"><text:s text:c="4"/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4T02:41:55.117052707</meta:creation-date>
    <dc:date>2022-10-04T03:13:02.539319738</dc:date>
    <meta:editing-duration>PT9M35S</meta:editing-duration>
    <meta:editing-cycles>1</meta:editing-cycles>
    <meta:document-statistic meta:table-count="0" meta:image-count="0" meta:object-count="0" meta:page-count="2" meta:paragraph-count="39" meta:word-count="241" meta:character-count="2375" meta:non-whitespace-character-count="1983"/>
    <meta:generator>LibreOffice/6.4.7.2$Linux_X86_64 LibreOffice_project/40$Build-2</meta:generator>
  </office:meta>
</office:document-meta>
</file>